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5.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2.5" calcext:value-type="float">
            <text:p>2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30" calcext:value-type="float">
            <text:p>430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70" calcext:value-type="float">
            <text:p>170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40" calcext:value-type="float">
            <text:p>4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14" calcext:value-type="float">
            <text:p>14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18:04:49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6T18:18:39.892000000</dc:date>
    <meta:editing-duration>PT23H41M25S</meta:editing-duration>
    <meta:editing-cycles>7</meta:editing-cycles>
    <meta:generator>LibreOffice/5.4.0.3$Windows_X86_64 LibreOffice_project/7556cbc6811c9d992f4064ab9287069087d7f62c</meta:generator>
    <meta:document-statistic meta:table-count="1" meta:cell-count="137" meta:object-count="0"/>
  </office:meta>
</office:document-meta>
</file>